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officeooo:rsid="000620b8" officeooo:paragraph-rsid="000620b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0620b8" officeooo:paragraph-rsid="000620b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620b8"/>
    </style:style>
    <style:style style:name="P4" style:family="paragraph" style:parent-style-name="Preformatted_20_Text">
      <style:text-properties fo:font-variant="normal" fo:text-transform="none" style:font-name="Liberation Serif" fo:font-size="12pt" fo:letter-spacing="normal" style:font-size-asian="12pt" style:font-size-complex="12pt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  <style:text-properties style:font-name="Liberation Seri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officeooo:rsid="000620b8" officeooo:paragraph-rsid="0006f71b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officeooo:rsid="000620b8" officeooo:paragraph-rsid="000620b8" style:font-size-asian="10.5pt" style:font-size-complex="12pt"/>
    </style:style>
    <style:style style:name="P9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Liberation Serif" fo:font-size="12pt" fo:letter-spacing="normal" fo:font-style="normal" fo:font-weight="normal" officeooo:rsid="0006f71b" style:font-size-asian="10.5pt" style:font-size-complex="12pt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Liberation Serif" fo:letter-spacing="normal" fo:font-style="normal" fo:font-weight="normal" officeooo:rsid="0006f71b"/>
    </style:style>
    <style:style style:name="T1" style:family="text">
      <style:text-properties officeooo:rsid="0006f71b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6f71b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fo:padding="0in" fo:border="none"/>
    </style:style>
    <style:style style:name="T6" style:family="text">
      <style:text-properties fo:font-variant="normal" fo:text-transform="none" style:font-name="Liberation Serif" fo:letter-spacing="normal" fo:font-style="normal" fo:font-weight="normal" officeooo:rsid="0006f71b"/>
    </style:style>
    <style:style style:name="T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officeooo:rsid="0006f71b" style:font-size-asian="12pt" style:font-size-complex="12pt"/>
    </style:style>
    <style:style style:name="T9" style:family="text">
      <style:text-properties fo:font-variant="normal" fo:text-transform="none" fo:font-size="12pt" fo:letter-spacing="normal" fo:font-style="normal" fo:font-weight="normal" officeooo:rsid="0006f71b" style:font-size-asian="10.5pt" style:font-size-complex="12pt"/>
    </style:style>
    <style:style style:name="T10" style:family="text">
      <style:text-properties fo:font-size="12pt" style:text-underline-style="none" officeooo:rsid="000620b8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for Automated Deployment</text:p>
      <text:p text:style-name="P1"/>
      <text:p text:style-name="P2">Graphite:</text:p>
      <text:p text:style-name="P2"/>
      <text:list xml:id="list4949028681637029525" text:style-name="L1">
        <text:list-item>
          <text:p text:style-name="P7">Install Dependencies </text:p>
          <text:p text:style-name="P7">(10.04)</text:p>
          <text:list>
            <text:list-header>
              <text:p text:style-name="P8">sudo apt-get install python-cairo python-django python-django-tagging python-twisted python-zope.interface fontconfig apache2 libapache2-mod-wsgi python-pysqlite2 python-simplejson git-core <text:tab/></text:p>
            </text:list-header>
          </text:list>
        </text:list-item>
      </text:list>
      <text:p text:style-name="P2"><text:tab/><text:span text:style-name="T1">(12.04)</text:span></text:p>
      <text:p text:style-name="P3"><text:span text:style-name="T10"><text:s/><text:tab/> <text:s text:c="6"/></text:span><text:span text:style-name="T3">s</text:span><text:span text:style-name="T7">udo apt-get install apache2 libapache2 libapache2-mod-wsgi /</text:span></text:p>
      <text:p text:style-name="P4"><text:s text:c="9"/><text:tab/> <text:s text:c="6"/><text:span text:style-name="T2">libapache2-mod-python memcached python-dev python-cairo-dev /</text:span></text:p>
      <text:p text:style-name="P4"><text:s text:c="4"/><text:tab/> <text:s text:c="6"/><text:span text:style-name="T2">python-django python-ldap python-memcache python-pysqlite2 /</text:span></text:p>
      <text:p text:style-name="P4"><text:s text:c="19"/><text:span text:style-name="T2">python-pip sqlite3 erlang-os-mon erlang-snmp rabbitmq-server</text:span></text:p>
      <text:p text:style-name="P4"><text:s text:c="4"/></text:p>
      <text:p text:style-name="P9"><text:s text:c="19"/>sudo pip install django-tagging</text:p>
      <text:p text:style-name="P6"><text:span text:style-name="T3"><text:tab/></text:span><text:span text:style-name="T8">(14.04)</text:span></text:p>
      <text:p text:style-name="P5"><text:span text:style-name="T6"><text:s text:c="10"/><text:tab/> <text:s text:c="5"/></text:span><text:span text:style-name="Source_20_Text"><text:span text:style-name="T5">pip-python install django django-tagging</text:span></text:span></text:p>
      <text:p text:style-name="P11"><text:tab/><text:tab/><text:tab/>[14.04 can be installed using packages]</text:p>
      <text:p text:style-name="P6"><text:span text:style-name="T4"><text:tab/> <text:s text:c="4"/></text:span><text:span text:style-name="T9">sudo apt-get install -y graphite-web</text:span></text:p>
      <text:p text:style-name="P10"><text:tab/> <text:s text:c="4"/>sudo apt-get install -y python-whisper</text:p>
      <text:p text:style-name="P10"><text:tab/> <text:s text:c="4"/>sudo apt-get install -y graphite-carb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20:44:13.499440816</meta:creation-date>
    <meta:editing-duration>P0D</meta:editing-duration>
    <meta:editing-cycles>2</meta:editing-cycles>
    <meta:generator>LibreOffice/4.2.7.2$Linux_X86_64 LibreOffice_project/420m0$Build-2</meta:generator>
    <dc:date>2015-03-26T20:47:24.530103060</dc:date>
    <meta:document-statistic meta:table-count="0" meta:image-count="0" meta:object-count="0" meta:page-count="1" meta:paragraph-count="18" meta:word-count="76" meta:character-count="859" meta:non-whitespace-character-count="678"/>
  </office:meta>
</office:document-meta>
</file>